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sMath-cmbsy10" svg:font-family="jsMath-cmbsy10" style:font-adornments="cmbsy10"/>
    <style:font-face style:name="jsMath-cmsy10" svg:font-family="jsMath-cmsy10" style:font-adornments="cmsy10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" fo:font-size="28pt" style:font-size-asian="18pt" style:font-size-complex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style:text-position="sub 58%" style:font-name="jsMath-cmbsy10" fo:font-weight="normal" style:font-name-asian="jsMath-cmbsy10" style:font-weight-asian="normal" style:font-name-complex="jsMath-cmbsy10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text-position="sub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4cm" svg:height="16.2cm" svg:x="6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51cm" svg:height="2.046cm" svg:x="22.7cm" svg:y="4cm">
          <draw:text-box>
            <text:p text:style-name="P2">T<text:span text:style-name="T1">1</text:span></text:p>
          </draw:text-box>
        </draw:frame>
        <draw:frame draw:style-name="gr2" draw:text-style-name="P3" draw:layer="layout" svg:width="1.052cm" svg:height="1.356cm" svg:x="23.048cm" svg:y="5.644cm">
          <draw:text-box>
            <text:p text:style-name="P3"><text:span text:style-name="T2">h</text:span></text:p>
          </draw:text-box>
        </draw:frame>
        <draw:line draw:style-name="gr3" draw:text-style-name="P1" draw:layer="layout" svg:x1="13cm" svg:y1="1cm" svg:x2="13cm" svg:y2="20.4cm">
          <text:p/>
        </draw:line>
        <draw:line draw:style-name="gr4" draw:text-style-name="P1" draw:layer="layout" svg:x1="14cm" svg:y1="10cm" svg:x2="22cm" svg:y2="10cm">
          <text:p/>
        </draw:line>
        <draw:frame draw:style-name="gr2" draw:text-style-name="P4" draw:layer="layout" svg:width="0.925cm" svg:height="1.204cm" svg:x="21.2cm" svg:y="10.3cm">
          <draw:text-box>
            <text:p text:style-name="P4"><text:span text:style-name="T3">x</text:span></text:p>
          </draw:text-box>
        </draw:frame>
        <draw:line draw:style-name="gr5" draw:text-style-name="P1" draw:layer="layout" svg:x1="13cm" svg:y1="10cm" svg:x2="20cm" svg:y2="10cm">
          <text:p/>
        </draw:line>
        <draw:frame draw:style-name="gr2" draw:text-style-name="P3" draw:layer="layout" svg:width="1.052cm" svg:height="1.356cm" svg:x="16.748cm" svg:y="10.244cm">
          <draw:text-box>
            <text:p text:style-name="P3"><text:span text:style-name="T2">L</text:span></text:p>
          </draw:text-box>
        </draw:frame>
        <draw:frame draw:style-name="gr2" draw:text-style-name="P5" draw:layer="layout" svg:width="5.404cm" svg:height="1.583cm" svg:x="6.846cm" svg:y="7.5cm">
          <draw:text-box>
            <text:p text:style-name="P5"><text:span text:style-name="T4">T(</text:span><text:span text:style-name="T5">x</text:span><text:span text:style-name="T4">,t=0) = T</text:span><text:span text:style-name="T6">i</text:span></text:p>
          </draw:text-box>
        </draw:frame>
        <draw:frame draw:style-name="gr2" draw:text-style-name="P2" draw:layer="layout" svg:width="1.751cm" svg:height="2.046cm" svg:x="2.101cm" svg:y="4cm">
          <draw:text-box>
            <text:p text:style-name="P2">T<text:span text:style-name="T1">1</text:span></text:p>
          </draw:text-box>
        </draw:frame>
        <draw:frame draw:style-name="gr2" draw:text-style-name="P3" draw:layer="layout" svg:width="1.052cm" svg:height="1.356cm" svg:x="2.449cm" svg:y="5.644cm">
          <draw:text-box>
            <text:p text:style-name="P3"><text:span text:style-name="T2">h</text:span></text:p>
          </draw:text-box>
        </draw:frame>
        <draw:line draw:style-name="gr4" draw:text-style-name="P1" draw:layer="layout" svg:x1="3.8cm" svg:y1="3.8cm" svg:x2="3.8cm" svg:y2="7.2cm">
          <text:p/>
        </draw:line>
        <draw:line draw:style-name="gr4" draw:text-style-name="P1" draw:layer="layout" svg:x1="4.6cm" svg:y1="3.8cm" svg:x2="4.6cm" svg:y2="7.2cm">
          <text:p/>
        </draw:line>
        <draw:line draw:style-name="gr4" draw:text-style-name="P1" draw:layer="layout" svg:x1="5.5cm" svg:y1="3.8cm" svg:x2="5.5cm" svg:y2="7.2cm">
          <text:p/>
        </draw:line>
        <draw:line draw:style-name="gr4" draw:text-style-name="P1" draw:layer="layout" svg:x1="20.6cm" svg:y1="4cm" svg:x2="20.6cm" svg:y2="7.4cm">
          <text:p/>
        </draw:line>
        <draw:line draw:style-name="gr4" draw:text-style-name="P1" draw:layer="layout" svg:x1="21.4cm" svg:y1="4cm" svg:x2="21.4cm" svg:y2="7.4cm">
          <text:p/>
        </draw:line>
        <draw:line draw:style-name="gr4" draw:text-style-name="P1" draw:layer="layout" svg:x1="22.3cm" svg:y1="4cm" svg:x2="22.3cm" svg:y2="7.4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sMath-cmbsy10" svg:font-family="jsMath-cmbsy10" style:font-adornments="cmbsy10"/>
    <style:font-face style:name="jsMath-cmsy10" svg:font-family="jsMath-cmsy10" style:font-adornments="cmsy10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51:32.596542689</meta:creation-date>
    <dc:date>2015-10-04T14:33:39.150110056</dc:date>
    <meta:editing-duration>PT1H27M56S</meta:editing-duration>
    <meta:editing-cycles>3</meta:editing-cycles>
    <meta:generator>LibreOffice/4.2.8.2$Linux_X86_64 LibreOffice_project/420m0$Build-2</meta:generator>
    <meta:document-statistic meta:object-count="40"/>
  </office:meta>
</office:document-meta>
</file>